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 style:list-style-name="L1">
      <style:text-properties fo:language="ru" fo:country="RU"/>
    </style:style>
    <style:style style:name="P4" style:family="paragraph" style:parent-style-name="Standard" style:list-style-name="L2">
      <style:text-properties fo:language="ru" fo:country="RU"/>
    </style:style>
    <style:style style:name="P5" style:family="paragraph" style:parent-style-name="Standard" style:list-style-name="L3">
      <style:text-properties fo:language="ru" fo:country="RU"/>
    </style:style>
    <style:style style:name="T1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TVGID – <text:span text:style-name="T1">Структура</text:span></text:p>
      <text:p text:style-name="P1"><text:span text:style-name="T1"/></text:p>
      <text:p text:style-name="P2">Главная страница.</text:p>
      <text:p text:style-name="P2"/>
      <text:list xml:id="list33557153" text:style-name="L1">
        <text:list-item>
          <text:p text:style-name="P3">Список каналов</text:p>
        </text:list-item>
      </text:list>
      <text:p text:style-name="P2"/>
      <text:p text:style-name="P2">Страница канала</text:p>
      <text:list xml:id="list33577443" text:style-name="L2">
        <text:list-item>
          <text:p text:style-name="P4">Ссылка на недельное расписание канала</text:p>
        </text:list-item>
        <text:list-item>
          <text:p text:style-name="P4">Ссылка на расписание канала вчера</text:p>
        </text:list-item>
        <text:list-item>
          <text:p text:style-name="P4">Ссылка на расписание канала завтра</text:p>
        </text:list-item>
        <text:list-item>
          <text:p text:style-name="P4">Ссылка на дневное расписание каждой программы</text:p>
        </text:list-item>
        <text:list-item>
          <text:p text:style-name="P4">Ссылка на недельное расписание каждой программы</text:p>
        </text:list-item>
      </text:list>
      <text:p text:style-name="P2"/>
      <text:p text:style-name="P2">Страница программы</text:p>
      <text:list xml:id="list33570580" text:style-name="L3">
        <text:list-item>
          <text:p text:style-name="P5">Расписание программы на сегодня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09T13:41:50.79</meta:creation-date>
    <dc:date>2011-08-09T13:45:42.85</dc:date>
    <meta:editing-duration>PT00H03M55S</meta:editing-duration>
    <meta:editing-cycles>3</meta:editing-cycles>
    <meta:generator>OpenOffice.org/3.2$Win32 OpenOffice.org_project/320m12$Build-9483</meta:generator>
    <meta:document-statistic meta:table-count="0" meta:image-count="0" meta:object-count="0" meta:page-count="1" meta:paragraph-count="11" meta:word-count="49" meta:character-count="324"/>
  </office:meta>
</office:document-meta>
</file>